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'Courier New'" style:font-family-asian="'Courier New'" style:font-family-complex="'Courier New'" fo:background-color="transparent" fo:color="#004dbb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'Courier New'" style:font-family-asian="'Courier New'" style:font-family-complex="'Courier New'" fo:background-color="transparent" fo:color="#ff0000"/>
    </style:style>
    <style:style style:name="T13" style:family="text">
      <style:text-properties fo:font-size="11.00pt" fo:font-weight="bold" fo:font-family="'Courier New'" style:font-family-asian="'Courier New'" style:font-family-complex="'Courier New'" fo:background-color="transparent" fo:color="#004dbb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'Courier New'" style:font-family-asian="'Courier New'" style:font-family-complex="'Courier New'" fo:background-color="transparent" fo:color="#ff0000"/>
    </style:style>
    <style:style style:name="T17" style:family="text">
      <style:text-properties fo:font-size="11.00pt" fo:font-weight="bold" fo:font-family="'Courier New'" style:font-family-asian="'Courier New'" style:font-family-complex="'Courier New'" fo:background-color="transparent" fo:color="#004dbb"/>
    </style:style>
    <style:style style:name="T18" style:family="text">
      <style:text-properties fo:font-size="11.00pt" fo:font-weight="bold" fo:font-family="'Courier New'" style:font-family-asian="'Courier New'" style:font-family-complex="'Courier New'" fo:background-color="transparent" fo:color="#ff0000"/>
    </style:style>
    <style:style style:name="T19" style:family="text">
      <style:text-properties fo:font-size="11.00pt" fo:font-weight="bold" fo:font-family="'Courier New'" style:font-family-asian="'Courier New'" style:font-family-complex="'Courier New'" fo:background-color="transparent" fo:color="#004dbb"/>
    </style:style>
    <style:style style:name="T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15.00%" fo:text-align="left" fo:margin-bottom="10.0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left" fo:margin-bottom="10.00pt"/>
    </style:style>
    <style:style style:name="P1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ogramming Assignment_4</text:span></text:p>
      <text:p text:style-name="P2"><text:span text:style-name="T2"/></text:p>
      <text:p text:style-name="P2"><text:span text:style-name="T2">1. Write a Python Program to Find the Factorial of a Number?</text:span></text:p>
      <text:p text:style-name="P2"><text:span text:style-name="T2">Sol.</text:span></text:p>
      <text:p text:style-name="P2"><text:span text:style-name="T3">num = 10</text:span></text:p>
      <text:p text:style-name="P2"><text:span text:style-name="T3"/></text:p>
      <text:p text:style-name="P2"><text:span text:style-name="T3">fact = 1</text:span></text:p>
      <text:p text:style-name="P2"><text:span text:style-name="T3">for i in range(1,num+1):</text:span></text:p>
      <text:p text:style-name="P2"><text:span text:style-name="T3"><text:s text:c="4"/>fact = fact*i</text:span></text:p>
      <text:p text:style-name="P2"><text:span text:style-name="T3"/></text:p>
      <text:p text:style-name="P2"><text:span text:style-name="T3">print(fact)</text:span><text:span text:style-name="T4"/></text:p>
      <text:p text:style-name="P2"><text:span text:style-name="T5">Factorial of number is 3628800</text:span></text:p>
      <text:p text:style-name="P3"><draw:frame text:anchor-type="as-char" svg:width="141.55mm" svg:height="110.86mm" style:rel-width="scale" style:rel-height="scale"><draw:object-ole xlink:href="OleObj1"/><draw:image xlink:href="ObjectReplacements/OleObj1"/></draw:frame><text:span text:style-name="T6"/></text:p>
      <text:p text:style-name="P4"><text:span text:style-name="T7">2. Write a Python Program to Display the multiplication Table?</text:span></text:p>
      <text:p text:style-name="P4"><text:span text:style-name="T7">Sol.</text:span></text:p>
      <text:p text:style-name="P4"><text:span text:style-name="T8">n = int(input("Enter a number:"))</text:span></text:p>
      <text:p text:style-name="P4"><text:span text:style-name="T8"/></text:p>
      <text:p text:style-name="P4"><text:span text:style-name="T8">for i in range(1,11):</text:span></text:p>
      <text:p text:style-name="P4"><text:span text:style-name="T8"><text:s text:c="4"/>print(n,"*",i,"=",n*1)</text:span></text:p>
      <text:p text:style-name="P4"><text:span text:style-name="T9">Enter a number:7</text:span></text:p>
      <text:p text:style-name="P4"><text:span text:style-name="T9">7 * 1 = 7</text:span></text:p>
      <text:p text:style-name="P4"><text:span text:style-name="T9">7 * 2 = 7</text:span></text:p>
      <text:p text:style-name="P4"><text:span text:style-name="T9">7 * 3 = 7</text:span></text:p>
      <text:p text:style-name="P4"><text:span text:style-name="T9">7 * 4 = 7</text:span></text:p>
      <text:p text:style-name="P4"><text:span text:style-name="T9">7 * 5 = 7</text:span></text:p>
      <text:p text:style-name="P4"><text:span text:style-name="T9">7 * 6 = 7</text:span></text:p>
      <text:p text:style-name="P4"><text:span text:style-name="T9">7 * 7 = 7</text:span></text:p>
      <text:p text:style-name="P4"><text:span text:style-name="T9">7 * 8 = 7</text:span></text:p>
      <text:p text:style-name="P4"><text:span text:style-name="T9">7 * 9 = 7</text:span></text:p>
      <text:p text:style-name="P4"><text:span text:style-name="T9">7 * 10 = 7</text:span></text:p>
      <text:p text:style-name="P5"><draw:frame text:anchor-type="as-char" svg:width="152.40mm" svg:height="80.96mm" style:rel-width="scale" style:rel-height="scale"><draw:object-ole xlink:href="OleObj2"/><draw:image xlink:href="ObjectReplacements/OleObj2"/></draw:frame><text:span text:style-name="T10"/></text:p>
      <text:p text:style-name="P6"><text:span text:style-name="T11"/></text:p>
      <text:p text:style-name="P6"><text:span text:style-name="T11">3. Write a Python Program to Print the Fibonacci sequence?</text:span></text:p>
      <text:p text:style-name="P6"><text:span text:style-name="T11">Sol.</text:span></text:p>
      <text:p text:style-name="P6"><text:span text:style-name="T12">def PrintFibonacci(length):</text:span></text:p>
      <text:p text:style-name="P6"><text:span text:style-name="T12"><text:s text:c="4"/>#Initial variable for the base case. </text:span></text:p>
      <text:p text:style-name="P6"><text:span text:style-name="T12"><text:s text:c="4"/>first = 0</text:span></text:p>
      <text:p text:style-name="P6"><text:span text:style-name="T12"><text:s text:c="4"/>second = 1</text:span></text:p>
      <text:p text:style-name="P6"><text:span text:style-name="T12"/></text:p>
      <text:p text:style-name="P6"><text:span text:style-name="T12"><text:s text:c="4"/>#Printing the initial Fibonacci number.</text:span></text:p>
      <text:p text:style-name="P6"><text:span text:style-name="T12"><text:s text:c="4"/>print(first, second, end=" ")</text:span></text:p>
      <text:p text:style-name="P6"><text:span text:style-name="T12"/></text:p>
      <text:p text:style-name="P6"><text:span text:style-name="T12"><text:s text:c="4"/>#decreasing the length by two because the first 2 Fibonacci numbers </text:span></text:p>
      <text:p text:style-name="P6"><text:span text:style-name="T12"><text:s text:c="4"/>#already printed.</text:span></text:p>
      <text:p text:style-name="P6"><text:span text:style-name="T12"><text:s text:c="4"/>length -= 2</text:span></text:p>
      <text:p text:style-name="P6"><text:span text:style-name="T12"><text:s text:c="4"/></text:span></text:p>
      <text:p text:style-name="P6"><text:span text:style-name="T12"><text:s text:c="4"/>#Loop until the length becomes 0.</text:span></text:p>
      <text:p text:style-name="P6"><text:span text:style-name="T12"><text:s text:c="4"/>while length &gt; 0:</text:span></text:p>
      <text:p text:style-name="P6"><text:span text:style-name="T12"/></text:p>
      <text:p text:style-name="P6"><text:span text:style-name="T12"><text:s text:c="8"/>#Printing the next Fibonacci number.</text:span></text:p>
      <text:p text:style-name="P6"><text:span text:style-name="T12"><text:s text:c="8"/>print(first + second, end=" ")</text:span></text:p>
      <text:p text:style-name="P6"><text:span text:style-name="T12"/></text:p>
      <text:p text:style-name="P6"><text:span text:style-name="T12"><text:s text:c="8"/>#Updating the first and second variables for finding the next number. </text:span></text:p>
      <text:p text:style-name="P6"><text:span text:style-name="T12"><text:s text:c="8"/>temp = second</text:span></text:p>
      <text:p text:style-name="P6"><text:span text:style-name="T12"><text:s text:c="8"/>second = first + second</text:span></text:p>
      <text:p text:style-name="P6"><text:span text:style-name="T12"><text:s text:c="8"/>first = temp</text:span></text:p>
      <text:p text:style-name="P6"><text:span text:style-name="T12"/></text:p>
      <text:p text:style-name="P6"><text:span text:style-name="T12"><text:s text:c="8"/>#Decreasing the length that states the Fibonacci numbers to be </text:span></text:p>
      <text:p text:style-name="P6"><text:span text:style-name="T12"><text:s text:c="8"/>#printed more.</text:span></text:p>
      <text:p text:style-name="P6"><text:span text:style-name="T12"><text:s text:c="8"/>length -= 1</text:span></text:p>
      <text:p text:style-name="P6"><text:span text:style-name="T12"/></text:p>
      <text:p text:style-name="P6"><text:span text:style-name="T12">if __name__ == "__main__":</text:span></text:p>
      <text:p text:style-name="P6"><text:span text:style-name="T12"><text:s text:c="4"/>print("Fibonacci Series - ")</text:span></text:p>
      <text:p text:style-name="P6"><text:span text:style-name="T12"><text:s text:c="4"/>PrintFibonacci(7)</text:span></text:p>
      <text:p text:style-name="P6"><text:span text:style-name="T12"><text:s text:c="4"/>pass</text:span></text:p>
      <text:p text:style-name="P6"><text:span text:style-name="T13">Fibonacci Series - 7</text:span></text:p>
      <text:p text:style-name="P6"><text:span text:style-name="T13"/></text:p>
      <text:p text:style-name="P6"><text:span text:style-name="T13">&gt; 0 1 1 2 3 5 8 &gt;<text:s/></text:span><text:span text:style-name="T14"/></text:p>
      <text:p text:style-name="P7"><draw:frame text:anchor-type="as-char" svg:width="69.85mm" svg:height="50.80mm" style:rel-width="scale" style:rel-height="scale"><draw:object-ole xlink:href="OleObj3"/><draw:image xlink:href="ObjectReplacements/OleObj3"/></draw:frame><text:span text:style-name="T14"/></text:p>
      <text:p text:style-name="P8"><text:span text:style-name="T15">4. Write a Python Program to Check Armstrong Number?</text:span></text:p>
      <text:p text:style-name="P8"><text:span text:style-name="T15">Sol.</text:span></text:p>
      <text:p text:style-name="P9"><text:span text:style-name="T16">num = 371</text:span></text:p>
      <text:p text:style-name="P9"><text:span text:style-name="T16"/></text:p>
      <text:p text:style-name="P9"><text:span text:style-name="T16">sum = 0</text:span></text:p>
      <text:p text:style-name="P9"><text:span text:style-name="T16"/></text:p>
      <text:p text:style-name="P9"><text:span text:style-name="T16">temp = num</text:span></text:p>
      <text:p text:style-name="P9"><text:span text:style-name="T16"/></text:p>
      <text:p text:style-name="P9"><text:span text:style-name="T16">while temp &gt; 0:</text:span></text:p>
      <text:p text:style-name="P9"><text:span text:style-name="T16"><text:s text:c="4"/>digit = temp % 10</text:span></text:p>
      <text:p text:style-name="P9"><text:span text:style-name="T16"><text:s text:c="4"/>sum += digit ** 3</text:span></text:p>
      <text:p text:style-name="P9"><text:span text:style-name="T16"><text:s text:c="4"/>temp //= 10</text:span></text:p>
      <text:p text:style-name="P9"><text:span text:style-name="T16"/></text:p>
      <text:p text:style-name="P9"><text:span text:style-name="T16">if num == sum:</text:span><text:span text:style-name="T17"/></text:p>
      <text:p text:style-name="P9"><text:span text:style-name="T18"><text:s text:c="4"/>print("Yes")</text:span></text:p>
      <text:p text:style-name="P9"><text:span text:style-name="T18">else:</text:span></text:p>
      <text:p text:style-name="P9"><text:span text:style-name="T18"><text:s text:c="4"/>print("no")</text:span></text:p>
      <text:p text:style-name="P9"><text:span text:style-name="T19">Yes</text:span><text:span text:style-name="T20"/></text:p>
      <text:p text:style-name="P9"><draw:frame text:anchor-type="as-char" svg:width="152.40mm" svg:height="92.60mm" style:rel-width="scale" style:rel-height="scale"><draw:object-ole xlink:href="OleObj4"/><draw:image xlink:href="ObjectReplacements/OleObj4"/></draw:frame><text:span text:style-name="T20"/></text:p>
      <text:p text:style-name="P9"><text:span text:style-name="T20"/></text:p>
      <text:p text:style-name="P10"><text:span text:style-name="T21">5. Write a Python Program to Find Armstrong Number in an Interval?</text:span></text:p>
      <text:p text:style-name="P10"><text:span text:style-name="T21">Sol.</text:span></text:p>
      <text:p text:style-name="P10"><text:span text:style-name="T22">lower = 371</text:span></text:p>
      <text:p text:style-name="P10"><text:span text:style-name="T22">upper = 50000</text:span></text:p>
      <text:p text:style-name="P10"><text:span text:style-name="T22">for num in range(lower,upper+1):</text:span></text:p>
      <text:p text:style-name="P10"><text:span text:style-name="T22"><text:s text:c="4"/>sum = 0</text:span></text:p>
      <text:p text:style-name="P10"><text:span text:style-name="T22"><text:s text:c="4"/>order = len(str(num))</text:span></text:p>
      <text:p text:style-name="P10"><text:span text:style-name="T22"><text:s text:c="4"/>temp = num</text:span></text:p>
      <text:p text:style-name="P10"><text:span text:style-name="T22"><text:s text:c="4"/>while temp &gt; 0:</text:span></text:p>
      <text:p text:style-name="P10"><text:span text:style-name="T22"><text:s text:c="8"/>digit = temp % 10</text:span></text:p>
      <text:p text:style-name="P10"><text:span text:style-name="T22"><text:s text:c="8"/>sum += digit ** order</text:span></text:p>
      <text:p text:style-name="P10"><text:span text:style-name="T22"><text:s text:c="8"/>temp //= 10</text:span></text:p>
      <text:p text:style-name="P10"><text:span text:style-name="T22"><text:s text:c="8"/>if num == sum:</text:span></text:p>
      <text:p text:style-name="P10"><text:span text:style-name="T22"><text:s text:c="12"/>print(num)</text:span></text:p>
      <text:p text:style-name="P11"><draw:frame text:anchor-type="as-char" svg:width="124.62mm" svg:height="70.91mm" style:rel-width="scale" style:rel-height="scale"><draw:object-ole xlink:href="OleObj5"/><draw:image xlink:href="ObjectReplacements/OleObj5"/></draw:frame><text:span text:style-name="T22"/></text:p>
      <text:p text:style-name="P11"><text:span text:style-name="T23">371</text:span></text:p>
      <text:p text:style-name="P11"><text:span text:style-name="T23">407</text:span></text:p>
      <text:p text:style-name="P11"><text:span text:style-name="T23">729</text:span></text:p>
      <text:p text:style-name="P11"><text:span text:style-name="T23">1296</text:span></text:p>
      <text:p text:style-name="P11"><text:span text:style-name="T23">1634</text:span></text:p>
      <text:p text:style-name="P11"><text:span text:style-name="T23">5648</text:span></text:p>
      <text:p text:style-name="P11"><text:span text:style-name="T23">8208</text:span></text:p>
      <text:p text:style-name="P11"><text:span text:style-name="T23">9474</text:span></text:p>
      <text:p text:style-name="P11"><text:span text:style-name="T23">16807</text:span></text:p>
      <text:p text:style-name="P11"><text:span text:style-name="T23">16807</text:span></text:p>
      <text:p text:style-name="P11"><text:span text:style-name="T23">32768</text:span></text:p>
      <text:p text:style-name="P11"><text:span text:style-name="T23">32800</text:span></text:p>
      <text:p text:style-name="P11"><text:span text:style-name="T23">32801</text:span></text:p>
      <text:p text:style-name="P11"><text:span text:style-name="T23">33824</text:span></text:p>
      <text:p text:style-name="P11"><draw:frame text:anchor-type="as-char" svg:width="152.40mm" svg:height="91.55mm" style:rel-width="scale" style:rel-height="scale"><draw:object-ole xlink:href="OleObj6"/><draw:image xlink:href="ObjectReplacements/OleObj6"/></draw:frame><text:span text:style-name="T24"/></text:p>
      <text:p text:style-name="P12"><text:span text:style-name="T25">6. Write a Python Program to Find the Sum of Natural Numbers?</text:span></text:p>
      <text:p text:style-name="P12"><text:span text:style-name="T25">Sol.</text:span></text:p>
      <text:p text:style-name="P12"><text:span text:style-name="T26"># Sum of natural numbers up to num</text:span></text:p>
      <text:p text:style-name="P12"><text:span text:style-name="T26"/></text:p>
      <text:p text:style-name="P12"><text:span text:style-name="T26">num = 16</text:span></text:p>
      <text:p text:style-name="P12"><text:span text:style-name="T26"/></text:p>
      <text:p text:style-name="P12"><text:span text:style-name="T26">if num &lt; 0:</text:span></text:p>
      <text:p text:style-name="P12"><text:span text:style-name="T26"><text:s text:c="3"/>print("Enter a positive number")</text:span></text:p>
      <text:p text:style-name="P12"><text:span text:style-name="T26">else:</text:span></text:p>
      <text:p text:style-name="P12"><text:span text:style-name="T26"><text:s text:c="3"/>sum = 0</text:span></text:p>
      <text:p text:style-name="P12"><text:span text:style-name="T26"><text:s text:c="3"/># use while loop to iterate until zero</text:span></text:p>
      <text:p text:style-name="P12"><text:span text:style-name="T26"><text:s text:c="3"/>while(num &gt; 0):</text:span></text:p>
      <text:p text:style-name="P12"><text:span text:style-name="T26"><text:s text:c="7"/>sum += num</text:span></text:p>
      <text:p text:style-name="P12"><text:span text:style-name="T26"><text:s text:c="7"/>num -= 1</text:span></text:p>
      <text:p text:style-name="P12"><text:span text:style-name="T26"><text:s text:c="3"/>print("The sum is", sum)</text:span></text:p>
      <text:p text:style-name="P12"><text:span text:style-name="T26"/></text:p>
      <text:p text:style-name="P13"><draw:frame text:anchor-type="as-char" svg:width="152.40mm" svg:height="92.60mm" style:rel-width="scale" style:rel-height="scale"><draw:object-ole xlink:href="OleObj7"/><draw:image xlink:href="ObjectReplacements/OleObj7"/></draw:frame><text:span text:style-name="T26"/></text:p>
      <text:p text:style-name="P14"><text:span text:style-name="T27">The sum is 136</text:span><text:span text:style-name="T28"/></text:p>
      <text:p text:style-name="P14"><text:span text:style-name="T28"/></text:p>
      <text:p text:style-name="P14"><text:span text:style-name="T28"/></text:p>
      <text:p text:style-name="P14"><text:span text:style-name="T2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